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break-before="page"/>
    </style:style>
  </office:automatic-styles>
  <office:body>
    <office:text text:use-soft-page-breaks="true">
      <text:p text:style-name="P1">This is a sample word document. It has two pages. It has a three column heading,<text:s/>and a three column footer</text:p>
      <text:p text:style-name="Normal"/>
      <text:h text:style-name="Heading1" text:outline-level="1">HEADING TEXT</text:h>
      <text:p text:style-name="Normal"/>
      <text:p text:style-name="Normal">More on page one</text:p>
      <text:p text:style-name="Normal"/>
      <text:p text:style-name="Normal"/>
      <text:p text:style-name="Normal">End of page 1</text:p>
      <text:p text:style-name="P4"/>
      <text:soft-page-break/>
      <text:p text:style-name="Normal">This is page two. It also<text:s/>has a three column heading, and<text:s/>a three column<text:s/>foo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25in"/>
        </style:tab-stops>
      </style:paragraph-properties>
    </style:style>
    <style:style style:name="P3" style:parent-style-name="Footer" style:family="paragraph">
      <style:paragraph-properties>
        <style:tab-stops>
          <style:tab-stop style:type="center" style:position="3.25in"/>
        </style:tab-stops>
      </style:paragraph-properties>
    </style:style>
  </office:automatic-styles>
  <office:master-styles>
    <style:master-page style:name="MP0" style:page-layout-name="PL0">
      <style:header>
        <text:p text:style-name="P2">First header column!<text:tab/>Mid header<text:s/>Right header!</text:p>
      </style:header>
      <style:footer>
        <text:p text:style-name="P3">Footer Left<text:tab/>Footer Middle<text:s/>Footer Righ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Burch</meta:initial-creator>
    <dc:creator>word</dc:creator>
    <meta:creation-date>2026-03-26T18:46:00Z</meta:creation-date>
    <dc:date>2026-03-26T18:46:00Z</dc:date>
    <meta:template xlink:href="Normal" xlink:type="simple"/>
    <meta:editing-cycles>2</meta:editing-cycles>
    <meta:editing-duration>PT0S</meta:editing-duration>
    <meta:document-statistic meta:page-count="2" meta:paragraph-count="1" meta:word-count="35" meta:character-count="237" meta:row-count="1" meta:non-whitespace-character-count="203"/>
  </office:meta>
</office:document-meta>
</file>